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6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44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ODMA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placement (eat this not that)</text:p>
          </table:table-cell>
        </table:table-row>
        <table:table-row table:style-name="ro1">
          <table:table-cell office:value-type="string" calcext:value-type="string">
            <text:p>beef (grass fed, no breadcrumbs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fis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 cold c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nd mil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 chee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zarella chee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ddar chee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mesan chee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be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flakes cerea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rios oat cerea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ers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odles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o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s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zels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ioc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tortilla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ffles wheat f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loup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frui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dew mel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wi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mqua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ri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on frui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barb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boo shoo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 pepper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 cho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e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avoid moldy cherry tomatoes</text:p>
          </table:table-cell>
          <table:table-cell/>
        </table:table-row>
        <table:table-row table:style-name="ro1">
          <table:table-cell office:value-type="string" calcext:value-type="string">
            <text:p>zucchini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made brot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v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xse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i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onnai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 oi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 suga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e syrup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 sau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ara sau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office:value-type="string" calcext:value-type="string">
            <text:p>Fructose</text:p>
          </table:table-cell>
          <table:table-cell/>
        </table:table-row>
        <table:table-row table:style-name="ro1">
          <table:table-cell office:value-type="string" calcext:value-type="string">
            <text:p>buttermil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chocolat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tage chee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m sau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 sau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se mil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otta chee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 cre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pped cre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u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nut mil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ns (baked, refried, black, pinto, kidney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gumes</text:p>
          </table:table-cell>
          <table:table-cell office:value-type="string" calcext:value-type="string">
            <text:p>galactans</text:p>
          </table:table-cell>
          <table:table-cell/>
        </table:table-row>
        <table:table-row table:style-name="ro1">
          <table:table-cell office:value-type="string" calcext:value-type="string">
            <text:p>black eyed peas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us (chickpeas/garbonzo beans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gu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tils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tachio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u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olin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 tortill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olyol</text:p>
          </table:table-cell>
          <table:table-cell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ctose, polyols</text:p>
          </table:table-cell>
          <table:table-cell/>
        </table:table-row>
        <table:table-row table:style-name="ro1">
          <table:table-cell office:value-type="string" calcext:value-type="string">
            <text:p>apple sau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co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 fruit (peaches/cocktail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i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ed frui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tarin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a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h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mm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el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artichok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bee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leek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brussel sprou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e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be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pe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squa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fied port wi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v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ass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ene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gh dro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n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s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 chocolat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s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a/pop/carbonated dri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jui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ysenber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nber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jora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le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m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l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i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ried 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ar snap pe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ose</text:p>
          </table:table-cell>
          <table:table-cell/>
        </table:table-row>
        <table:table-row table:style-name="ro1">
          <table:table-cell office:value-type="string" calcext:value-type="string">
            <text:p>pe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ctans</text:p>
          </table:table-cell>
          <table:table-cell/>
        </table:table-row>
        <table:table-row table:style-name="ro1">
          <table:table-cell office:value-type="string" calcext:value-type="string">
            <text:p>spini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potat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illa chip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ew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n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 seed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demia 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a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py seed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 seed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ame seed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flower seed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ose free mil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 mil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e mil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a milk soy protei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a chees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atziki di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 sau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tne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sauc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weet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juice (OJ)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l tea (weak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mint te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nut wat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 jui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 jui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 jui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el t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l tea (strong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afe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hestnut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 squas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ciutt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w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st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e cak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fei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ini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mala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i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meg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eric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o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dou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up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 sau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de gall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diment/Season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ll Reich</meta:initial-creator>
    <meta:creation-date>2016-04-09T16:02:38.019385000</meta:creation-date>
    <dc:date>2016-04-09T18:31:13.092965000</dc:date>
    <dc:creator>Darrell Reich</dc:creator>
    <meta:editing-duration>PT2H27M41S</meta:editing-duration>
    <meta:editing-cycles>108</meta:editing-cycles>
    <meta:generator>LibreOffice/5.1.1.3$MacOSX_X86_64 LibreOffice_project/f579d750e65277a91cbf19f00b90ad1b257718f9</meta:generator>
    <meta:document-statistic meta:table-count="1" meta:cell-count="751" meta:object-count="0"/>
  </office:meta>
</office:document-meta>
</file>